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00cc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49" draw:layer="" svg:width="142.85687200000pt" svg:height="100.00000000000pt"/>
          <draw:rect draw:style-name="gr3" draw:id="shape3" draw:name="rect585" draw:layer="" svg:width="142.85687200000pt" svg:height="13.13034640000pt" svg:x="0.00000000000pt" svg:y="77.48208000000pt"/>
          <draw:rect draw:style-name="gr3" draw:id="shape4" draw:name="rect688" draw:layer="" svg:width="142.85683200000pt" svg:height="13.13034480000pt" svg:x="0.00000000000pt" svg:y="8.16596640000pt"/>
          <draw:path draw:style-name="gr3" draw:id="shape5" draw:name="path706" draw:layer="" svg:width="43.96128365235pt" svg:height="37.82449471135pt" svg:x="48.52114960000pt" svg:y="37.26143920000pt" svg:viewBox="0 0 44 38" svg:d="M0 0L21.7475 37.8245L43.9613 0.155367Z" koffice:nodeTypes="cccc"/>
          <draw:path draw:style-name="gr2" draw:id="shape6" draw:name="path704" draw:layer="" svg:width="8.55252711039pt" svg:height="6.86998736096pt" svg:x="65.96587760000pt" svg:y="62.07187920000pt" svg:viewBox="0 0 9 7" svg:d="M0 1.58507e-05L4.23083 6.86999L8.55253 0.028135L0 0Z" koffice:nodeTypes="ccccc"/>
          <draw:path draw:style-name="gr3" draw:id="shape7" draw:name="path707" draw:layer="" svg:width="43.96130063911pt" svg:height="37.82296597319pt" svg:x="48.44191680000pt" svg:y="25.20372720000pt" svg:viewBox="0 0 44 38" svg:d="M0 37.823L21.7475 0L43.9613 37.6677Z" koffice:nodeTypes="cccc"/>
          <draw:path draw:style-name="gr2" draw:id="shape8" draw:name="path708" draw:layer="" svg:width="8.55252711039pt" svg:height="6.86996952891pt" svg:x="65.96587760000pt" svg:y="30.48862320000pt" svg:viewBox="0 0 9 7" svg:d="M0 6.86996L4.23083 0L8.55253 6.84183L0 6.86997Z" koffice:nodeTypes="ccccc"/>
          <draw:path draw:style-name="gr2" draw:id="shape9" draw:name="path709" draw:layer="" svg:width="7.97603757061pt" svg:height="7.05564815962pt" svg:x="53.18870720000pt" svg:y="52.95157520000pt" svg:viewBox="0 0 8 7" svg:d="M4.22029 2.40952e-05L0 7.05565L7.97604 7.03067L4.22029 0Z" koffice:nodeTypes="ccccc"/>
          <draw:path draw:style-name="gr2" draw:id="shape10" draw:name="path710" draw:layer="" svg:width="8.10374981207pt" svg:height="7.28056025223pt" svg:x="53.26243280000pt" svg:y="39.96311920000pt" svg:viewBox="0 0 8 7" svg:d="M0 1.63175e-05L8.10375 0.0576171L4.20489 7.28056L1.42109e-14 0Z" koffice:nodeTypes="ccccc"/>
          <draw:path draw:style-name="gr2" draw:id="shape11" draw:name="path711" draw:layer="" svg:width="8.29560457503pt" svg:height="6.89740073102pt" svg:x="78.72227280000pt" svg:y="53.03083120000pt" svg:viewBox="0 0 8 7" svg:d="M4.15297 0L8.2956 6.8974L0 6.79408Z" koffice:nodeTypes="cccc"/>
          <draw:path draw:style-name="gr2" draw:id="shape12" draw:name="path712" draw:layer="" svg:width="8.10374981207pt" svg:height="7.28056025223pt" svg:x="78.74330240000pt" svg:y="39.96311920000pt" svg:viewBox="0 0 8 7" svg:d="M8.10375 1.63175e-05L0 0.0576171L3.89885 7.28056L8.10375 0Z" koffice:nodeTypes="ccccc"/>
          <draw:path draw:style-name="gr2" draw:id="shape13" draw:name="path716" draw:layer="" svg:width="22.36669783392pt" svg:height="20.40586646316pt" svg:x="58.93120960000pt" svg:y="39.87585520000pt" svg:viewBox="0 0 22 20" svg:d="M5.59164 0.0798865L0 10.243L5.67153 20.1658L16.0561 20.4059L22.3667 10.243L16.5354 0L5.59164 0.0799188Z" koffice:nodeTypes="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9:36</dc:date>
    <meta:creation-date>2011-05-22T06:11:08</meta:creation-date>
    <dc:creator>Yue Liu</dc:creator>
  </office:meta>
</office:document-meta>
</file>